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3f4b" officeooo:paragraph-rsid="00153f4b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7023" officeooo:paragraph-rsid="0015702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35e2c" officeooo:paragraph-rsid="00135e2c" style:font-size-asian="16pt" style:font-weight-asian="bold" style:font-size-complex="16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aliza danych giełdowych przy pomocy narzędzi dostępnych w pakiecie scikit-learn</text:p>
      <text:p text:style-name="P7"/>
      <text:p text:style-name="P8">Plan ramowy</text:p>
      <text:p text:style-name="P8"/>
      <text:p text:style-name="P8"/>
      <text:list xml:id="list8007623375857766439" text:style-name="L1">
        <text:list-item>
          <text:p text:style-name="P1">Wstęp</text:p>
          <text:list>
            <text:list-item>
              <text:p text:style-name="P1">Cel i zakres pracy</text:p>
            </text:list-item>
            <text:list-item>
              <text:p text:style-name="P1">Krótkie przedstawienie aplikacji</text:p>
            </text:list-item>
          </text:list>
        </text:list-item>
      </text:list>
      <text:p text:style-name="P2"/>
      <text:list xml:id="list114456436870484" text:continue-numbering="true" text:style-name="L1">
        <text:list-item>
          <text:p text:style-name="P3">Analiza danych statystycznych</text:p>
          <text:list>
            <text:list-item>
              <text:p text:style-name="P3">Dane giełdowe</text:p>
              <text:list>
                <text:list-item>
                  <text:p text:style-name="P3">Źródła danych giełdowych</text:p>
                </text:list-item>
                <text:list-item>
                  <text:p text:style-name="P3">Opis danych</text:p>
                </text:list-item>
              </text:list>
            </text:list-item>
            <text:list-item>
              <text:p text:style-name="P3">Metody analizy danych giełdowych</text:p>
              <text:list>
                <text:list-item>
                  <text:p text:style-name="P3">Cele analizy danych giełdowych</text:p>
                </text:list-item>
                <text:list-item>
                  <text:p text:style-name="P3">Analiza regresji</text:p>
                </text:list-item>
              </text:list>
            </text:list-item>
            <text:list-item>
              <text:p text:style-name="P3">Statystyczne metody analizy danych</text:p>
              <text:list>
                <text:list-item>
                  <text:p text:style-name="P3">Analiza regresji</text:p>
                  <text:list>
                    <text:list-item>
                      <text:p text:style-name="P3">Regresja #1</text:p>
                    </text:list-item>
                    <text:list-item>
                      <text:p text:style-name="P3">Regresja #2</text:p>
                    </text:list-item>
                    <text:list-item>
                      <text:p text:style-name="P3">Regresja #3</text:p>
                    </text:list-item>
                    <text:list-item>
                      <text:p text:style-name="P3">Regresja #4</text:p>
                    </text:list-item>
                  </text:list>
                </text:list-item>
                <text:list-item>
                  <text:p text:style-name="P5">Analiza regresji w pakiecie scikit-learn</text:p>
                </text:list-item>
              </text:list>
            </text:list-item>
          </text:list>
        </text:list-item>
      </text:list>
      <text:p text:style-name="P4"/>
      <text:list xml:id="list114456613625221" text:continue-numbering="true" text:style-name="L1">
        <text:list-item>
          <text:p text:style-name="P5">Przedstawienie aplikacji</text:p>
          <text:list>
            <text:list-item>
              <text:p text:style-name="P6">Podstawowe założenia</text:p>
            </text:list-item>
            <text:list-item>
              <text:p text:style-name="P6"/>
            </text:list-item>
          </text:list>
        </text:list-item>
      </text:list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21:15.476319939</meta:creation-date>
    <meta:generator>LibreOffice/5.1.4.2$Linux_X86_64 LibreOffice_project/10m0$Build-2</meta:generator>
    <dc:date>2017-11-18T11:44:55.287066101</dc:date>
    <meta:editing-duration>PT23M38S</meta:editing-duration>
    <meta:editing-cycles>7</meta:editing-cycles>
    <meta:document-statistic meta:table-count="0" meta:image-count="0" meta:object-count="0" meta:page-count="1" meta:paragraph-count="22" meta:word-count="83" meta:character-count="582" meta:non-whitespace-character-count="540"/>
  </office:meta>
</office:document-meta>
</file>